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8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746cm" style:use-optimal-column-width="false" fo:break-before="auto"/>
    </style:style>
    <style:style style:family="table-column" style:name="co3">
      <style:table-column-properties style:column-width="1.852cm" style:use-optimal-column-width="false" fo:break-before="auto"/>
    </style:style>
    <style:style style:family="table-column" style:name="co4">
      <style:table-column-properties style:column-width="1.455cm" style:use-optimal-column-width="false" fo:break-before="auto"/>
    </style:style>
    <style:style style:family="table-column" style:name="co5">
      <style:table-column-properties style:column-width="12.33cm" style:use-optimal-column-width="false" fo:break-before="auto"/>
    </style:style>
    <style:style style:family="table-column" style:name="co6">
      <style:table-column-properties style:column-width="1.984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032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376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able-row" style:name="ro131">
      <style:table-row-properties style:row-height="13.45pt" style:use-optimal-row-height="false" fo:break-before="auto"/>
    </style:style>
    <style:style style:family="table-row" style:name="ro132">
      <style:table-row-properties style:row-height="13.45pt" style:use-optimal-row-height="false" fo:break-before="auto"/>
    </style:style>
    <style:style style:family="table-row" style:name="ro133">
      <style:table-row-properties style:row-height="13.45pt" style:use-optimal-row-height="false" fo:break-before="auto"/>
    </style:style>
    <style:style style:family="table-row" style:name="ro134">
      <style:table-row-properties style:row-height="13.45pt" style:use-optimal-row-height="false" fo:break-before="auto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00.2836111111111">
            <text:p>200.2836111111111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7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8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7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7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10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7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11" office:value-type="date" office:date-value="2022-09-08"/>
          <table:table-cell table:style-name="ce12" office:value-type="time" office:time-value="PT11H20M00S"/>
          <table:table-cell/>
          <table:table-cell office:value-type="string">
            <text:p>Ordem dos torneios e update produção</text:p>
          </table:table-cell>
          <table:table-cell table:style-name="ce5" table:formula="of:=[.C129]-[.B129]" office:value-type="time" office:time-value="PT0-11H0-20M00S"/>
          <table:table-cell table:number-columns-repeated="1024"/>
        </table:table-row>
        <table:table-row table:style-name="ro131">
          <table:table-cell table:number-columns-repeated="4"/>
          <table:table-cell table:style-name="ce5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5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5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5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4"/>
          <table:table-cell table:style-name="ce5"/>
          <table:table-cell table:number-columns-repeated="1024"/>
        </table:table-row>
        <table:table-row table:style-name="ro136">
          <table:table-cell table:number-columns-repeated="4"/>
          <table:table-cell table:style-name="ce5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long"/>
      <number:text>/</number:text>
      <number:month number:style="long"/>
      <number:text>/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short"/>
      <number:text>/</number:text>
      <number:month number:style="short"/>
      <number:text>/</number:text>
      <number:year number:style="short"/>
    </number:date-style>
    <number:date-style style:name="NF10005">
      <number:day number:style="long"/>
      <number:text>/</number:text>
      <number:month number:style="long"/>
      <number:text>/</number:text>
      <number:year number:style="short"/>
    </number:date-style>
    <number:date-style style:name="NF10007">
      <number:day number:style="short"/>
      <number:text>-</number:text>
      <number:month number:textual="true" number:style="short"/>
    </number:date-style>
    <number:time-style style:name="NF10008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9.52cm" fo:min-height="69.52cm"/>
      </style:header-style>
      <style:footer-style>
        <style:header-footer-properties svg:height="69.52cm" fo:min-height="69.5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